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395cm" svg:height="1.347cm" svg:x="2.303cm" svg:y="4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5.403cm" svg:y="4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2.303cm" svg:y="1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5.403cm" svg:y="1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8.503cm" svg:y="4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8.503cm" svg:y="1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11.603cm" svg:y="4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11.603cm" svg:y="1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5-28T00:33:09.292124370</dc:date>
    <dc:creator>elucterio </dc:creator>
    <meta:editing-duration>PT1H16S</meta:editing-duration>
    <meta:editing-cycles>27</meta:editing-cycles>
    <meta:generator>LibreOffice/4.2.8.2$Linux_X86_64 LibreOffice_project/420m0$Build-2</meta:generator>
    <meta:document-statistic meta:object-count="8"/>
  </office:meta>
</office:document-meta>
</file>